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17700000071E36441DA44FAE149.jpg" manifest:media-type="image/jpe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28pt" fo:font-weight="bold" officeooo:rsid="000bb938" officeooo:paragraph-rsid="000bb938" style:font-size-asian="28pt" style:font-weight-asian="bold" style:font-size-complex="28pt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style:font-size-asian="10.5pt" style:font-size-complex="12pt"/>
    </style:style>
    <style:style style:name="P5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 style:list-style-name="L4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f59b9" officeooo:paragraph-rsid="001f59b9" style:font-size-asian="10.5pt" style:font-weight-asian="normal" style:font-name-complex="Calibri1" style:font-size-complex="12pt" style:font-weight-complex="normal"/>
    </style:style>
    <style:style style:name="P8" style:family="paragraph" style:parent-style-name="Standard" style:list-style-name="L4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f59b9" officeooo:paragraph-rsid="001f59b9" style:font-size-asian="10.5pt" style:font-weight-asian="normal" style:font-name-complex="Calibri1" style:font-size-complex="12p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f59b9" officeooo:paragraph-rsid="001f59b9" style:font-size-asian="10.5pt" style:font-weight-asian="normal" style:font-name-complex="Calibri1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00c3e" officeooo:paragraph-rsid="00200c3e" style:font-size-asian="10.5pt" style:font-weight-asian="normal" style:font-name-complex="Calibri1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00c3e" officeooo:paragraph-rsid="00200c3e" style:font-size-asian="10.5pt" style:font-weight-asian="normal" style:font-name-complex="Calibri1" style:font-size-complex="12pt" style:font-weight-complex="normal"/>
    </style:style>
    <style:style style:name="P12" style:family="paragraph" style:parent-style-name="Standard" style:list-style-name="L7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00c3e" officeooo:paragraph-rsid="0026b27e" style:font-size-asian="10.5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d8b89" officeooo:paragraph-rsid="001f59b9" style:font-size-asian="11pt" style:font-weight-asian="bold" style:font-name-complex="Calibri1" style:font-size-complex="11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d8b89" officeooo:paragraph-rsid="002481ff" style:font-size-asian="11pt" style:font-weight-asian="bold" style:font-name-complex="Calibri1" style:font-size-complex="11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d8b89" officeooo:paragraph-rsid="00200c3e" style:font-size-asian="11pt" style:font-weight-asian="bold" style:font-name-complex="Calibri1" style:font-size-complex="11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17d07b" officeooo:paragraph-rsid="002481ff" style:font-size-asian="11pt" style:font-weight-asian="normal" style:font-name-complex="Calibri1" style:font-size-complex="11pt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17d07b" officeooo:paragraph-rsid="002481ff" style:font-size-asian="11pt" style:font-weight-asian="normal" style:font-name-complex="Calibri1" style:font-size-complex="11pt" style:font-weight-complex="normal"/>
    </style:style>
    <style:style style:name="P18" style:family="paragraph" style:parent-style-name="Standard" style:list-style-name="L7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481ff" officeooo:paragraph-rsid="002481ff" style:font-size-asian="11pt" style:font-weight-asian="normal" style:font-name-complex="Calibri1" style:font-size-complex="11pt" style:font-weight-complex="normal"/>
    </style:style>
    <style:style style:name="P19" style:family="paragraph" style:parent-style-name="Standard" style:list-style-name="L7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2098" officeooo:paragraph-rsid="00262098" style:font-size-asian="11pt" style:font-weight-asian="normal" style:font-name-complex="Calibri1" style:font-size-complex="11pt" style:font-weight-complex="normal"/>
    </style:style>
    <style:style style:name="P20" style:family="paragraph" style:parent-style-name="Standard" style:list-style-name="L7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2098" officeooo:paragraph-rsid="0026b27e" style:font-size-asian="11pt" style:font-weight-asian="normal" style:font-name-complex="Calibri1" style:font-size-complex="11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2098" officeooo:paragraph-rsid="00262098" style:font-size-asian="11pt" style:font-weight-asian="normal" style:font-name-complex="Calibri1" style:font-size-complex="11pt" style:font-weight-complex="normal"/>
    </style:style>
    <style:style style:name="P22" style:family="paragraph" style:parent-style-name="Standard" style:list-style-name="L7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2098" officeooo:paragraph-rsid="00262098" style:font-size-asian="11pt" style:font-weight-asian="normal" style:font-name-complex="Calibri1" style:font-size-complex="11pt" style:font-weight-complex="normal"/>
    </style:style>
    <style:style style:name="P23" style:family="paragraph" style:parent-style-name="Standard" style:list-style-name="L7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b27e" officeooo:paragraph-rsid="0026b27e" style:font-size-asian="11pt" style:font-weight-asian="normal" style:font-name-complex="Calibri1" style:font-size-complex="11pt" style:font-weight-complex="normal"/>
    </style:style>
    <style:style style:name="P24" style:family="paragraph" style:parent-style-name="Standard" style:list-style-name="L4">
      <style:paragraph-properties fo:text-align="center" style:justify-single-word="false"/>
      <style:text-properties style:font-name="Liberation Serif" officeooo:rsid="0017d07b" officeooo:paragraph-rsid="001f59b9" style:font-name-complex="Calibri1"/>
    </style:style>
    <style:style style:name="P25" style:family="paragraph" style:parent-style-name="Standard">
      <style:paragraph-properties fo:text-align="center" style:justify-single-word="false"/>
      <style:text-properties style:font-name="Liberation Serif" officeooo:rsid="0017d07b" officeooo:paragraph-rsid="001f59b9" style:font-name-complex="Calibri1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Liberation Serif" officeooo:rsid="0017d07b" officeooo:paragraph-rsid="001f59b9" style:font-name-complex="Calibri1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7d07b" officeooo:paragraph-rsid="001f59b9" style:font-name-complex="Calibri1"/>
    </style:style>
    <style:style style:name="P28" style:family="paragraph" style:parent-style-name="Standard">
      <style:text-properties style:font-name="Liberation Serif" officeooo:rsid="0017d07b" officeooo:paragraph-rsid="001f59b9" style:font-name-complex="Calibri1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Liberation Serif" officeooo:rsid="001f3e1e" officeooo:paragraph-rsid="001f59b9" style:font-name-complex="Calibri1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Liberation Serif" officeooo:rsid="0020ccea" officeooo:paragraph-rsid="001f59b9" style:font-name-complex="Calibri1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Liberation Serif" officeooo:rsid="00245a90" officeooo:paragraph-rsid="001f59b9" style:font-name-complex="Calibri1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Liberation Serif" officeooo:rsid="00191e56" officeooo:paragraph-rsid="00283dae" style:font-name-complex="Calibri1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Liberation Serif" fo:font-style="normal" officeooo:rsid="0017d07b" officeooo:paragraph-rsid="001f59b9" style:font-style-asian="normal" style:font-name-complex="Calibri1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tyle="normal" officeooo:rsid="0017d07b" officeooo:paragraph-rsid="001f59b9" style:font-style-asian="normal" style:font-name-complex="Calibri1" style:font-style-complex="normal"/>
    </style:style>
    <style:style style:name="P35" style:family="paragraph" style:parent-style-name="Standard" style:list-style-name="L4">
      <style:paragraph-properties fo:text-align="center" style:justify-single-word="false"/>
      <style:text-properties style:font-name="Liberation Serif" fo:font-style="normal" officeooo:rsid="0017d07b" officeooo:paragraph-rsid="001f59b9" style:font-style-asian="normal" style:font-name-complex="Calibri1" style:font-style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Liberation Serif" fo:font-style="normal" officeooo:rsid="001f3e1e" officeooo:paragraph-rsid="001f59b9" style:font-style-asian="normal" style:font-name-complex="Calibri1" style:font-style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152d54" officeooo:paragraph-rsid="001f59b9" style:font-name-asian="Calibri1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152d54" officeooo:paragraph-rsid="002481ff" style:font-name-asian="Calibri1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3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40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41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bb938" style:font-weight-asian="bold"/>
    </style:style>
    <style:style style:name="T4" style:family="text">
      <style:text-properties fo:font-weight="bold" officeooo:rsid="001f59b9" style:font-weight-asian="bold"/>
    </style:style>
    <style:style style:name="T5" style:family="text">
      <style:text-properties officeooo:rsid="000bb938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85986" style:font-style-asian="normal" style:font-style-complex="normal"/>
    </style:style>
    <style:style style:name="T8" style:family="text">
      <style:text-properties fo:font-style="normal" officeooo:rsid="00200c3e" style:font-style-asian="normal" style:font-style-complex="normal"/>
    </style:style>
    <style:style style:name="T9" style:family="text">
      <style:text-properties fo:font-style="normal" officeooo:rsid="00191e56" style:font-style-asian="normal" style:font-style-complex="normal"/>
    </style:style>
    <style:style style:name="T10" style:family="text">
      <style:text-properties fo:font-style="normal" officeooo:rsid="002481ff" style:font-style-asian="normal" style:font-style-complex="normal"/>
    </style:style>
    <style:style style:name="T11" style:family="text">
      <style:text-properties fo:font-style="normal" officeooo:rsid="0026b27e" style:font-style-asian="normal" style:font-style-complex="normal"/>
    </style:style>
    <style:style style:name="T12" style:family="text">
      <style:text-properties style:text-position="0% 100%" fo:font-style="normal" style:text-underline-style="solid" style:text-underline-width="auto" style:text-underline-color="font-color" officeooo:rsid="001e7e10" style:font-name-asian="Calibri1" style:language-asian="fr" style:country-asian="FR" style:font-style-asian="normal" style:font-name-complex="Ubuntu" style:font-style-complex="normal"/>
    </style:style>
    <style:style style:name="T13" style:family="text">
      <style:text-properties style:text-position="0% 100%" fo:font-style="normal" style:text-underline-style="solid" style:text-underline-width="auto" style:text-underline-color="font-color" officeooo:rsid="0021ae4a" style:font-name-asian="Calibri1" style:language-asian="fr" style:country-asian="FR" style:font-style-asian="normal" style:font-name-complex="Ubuntu" style:font-style-complex="normal"/>
    </style:style>
    <style:style style:name="T14" style:family="text">
      <style:text-properties style:text-position="0% 100%" fo:font-style="normal" style:text-underline-style="solid" style:text-underline-width="auto" style:text-underline-color="font-color" officeooo:rsid="002481ff" style:font-name-asian="Calibri1" style:language-asian="fr" style:country-asian="FR" style:font-style-asian="normal" style:font-name-complex="Ubuntu" style:font-style-complex="normal"/>
    </style:style>
    <style:style style:name="T15" style:family="text">
      <style:text-properties style:text-position="0% 100%" fo:font-style="normal" officeooo:rsid="001e7e10" style:font-name-asian="Calibri1" style:language-asian="fr" style:country-asian="FR" style:font-style-asian="normal" style:font-name-complex="Ubuntu" style:font-style-complex="normal"/>
    </style:style>
    <style:style style:name="T16" style:family="text">
      <style:text-properties style:text-position="0% 100%" fo:font-style="normal" officeooo:rsid="0026b27e" style:font-style-asian="normal" style:font-style-complex="normal"/>
    </style:style>
    <style:style style:name="T17" style:family="text">
      <style:text-properties style:text-position="0% 100%" fo:font-size="10pt" fo:font-style="italic" fo:font-weight="normal" officeooo:rsid="00152d54" style:font-name-asian="Calibri1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481ff"/>
    </style:style>
    <style:style style:name="T20" style:family="text">
      <style:text-properties style:text-position="super 58%" fo:font-style="normal" officeooo:rsid="0026b27e" style:font-style-asian="normal" style:font-style-complex="normal"/>
    </style:style>
    <style:style style:name="T2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185986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1f59b9" style:font-size-asian="10.5pt" style:font-style-asian="normal" style:font-weight-asian="normal" style:font-size-complex="12pt" style:font-style-complex="normal" style:font-weight-complex="normal"/>
    </style:style>
    <style:style style:name="T24" style:family="text"/>
    <style:style style:name="T25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DST</text:p>
      <text:p text:style-name="P3">Mathématiques</text:p>
      <text:p text:style-name="P2"><text:tab/></text:p>
      <text:p text:style-name="P6">Durée : <text:span text:style-name="T5">1h 30min</text:span></text:p>
      <text:p text:style-name="P4"/>
      <text:p text:style-name="P13"><text:span text:style-name="T12">EXERCICE </text:span><text:span text:style-name="T13">1</text:span><text:span text:style-name="T15"> : </text:span><text:span text:style-name="T17">(10 points)</text:span></text:p>
      <text:p text:style-name="P37"/>
      <text:p text:style-name="P28">On considère la fonction<draw:frame draw:style-name="fr2" draw:name="Object3" text:anchor-type="as-char" svg:y="-0.377cm" svg:width="0.404cm" svg:height="0.467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définie sur<draw:frame draw:style-name="fr2" draw:name="Object4" text:anchor-type="as-char" svg:y="-0.295cm" svg:width="0.526cm" svg:height="0.385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par :</text:p>
      <text:p text:style-name="P28"/>
      <text:p text:style-name="P25"><draw:frame draw:style-name="fr2" draw:name="Object1" text:anchor-type="as-char" svg:y="-0.437cm" svg:width="3.6cm" svg:height="0.557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25"/>
      <text:p text:style-name="P27">On note<draw:frame draw:style-name="fr2" draw:name="Object5" text:anchor-type="as-char" svg:y="-0.377cm" svg:width="0.506cm" svg:height="0.467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6">sa courbe représentative dans un repère orthogonal.</text:span></text:p>
      <text:p text:style-name="P34"/>
      <text:list xml:id="list3883195905" text:style-name="L4">
        <text:list-item>
          <text:p text:style-name="P29"><text:span text:style-name="T6">Déterminer</text:span><text:span text:style-name="T6"><draw:frame draw:style-name="fr2" draw:name="Object2" text:anchor-type="as-char" svg:y="-0.386cm" svg:width="1.782cm" svg:height="0.75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.</text:span></text:p>
          <text:p text:style-name="P29"><text:span text:style-name="T18">Indication</text:span><text:span text:style-name="T6">. On mettra</text:span><text:span text:style-name="T6"><draw:frame draw:style-name="fr2" draw:name="Object12" text:anchor-type="as-char" svg:y="-0.437cm" svg:width="0.547cm" svg:height="0.527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en facteur dans</text:span><text:span text:style-name="T6"><draw:frame draw:style-name="fr2" draw:name="Object13" text:anchor-type="as-char" svg:y="-0.386cm" svg:width="0.984cm" svg:height="0.508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. </text:span></text:p>
          <text:p text:style-name="P36"/>
        </text:list-item>
        <text:list-item>
          <text:p text:style-name="P29"><text:span text:style-name="T6">Déterminer</text:span><text:span text:style-name="T6"><draw:frame draw:style-name="fr2" draw:name="Object14" text:anchor-type="as-char" svg:y="-0.386cm" svg:width="1.822cm" svg:height="0.75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.</text:span></text:p>
          <text:p text:style-name="P36"/>
        </text:list-item>
        <text:list-item>
          <text:p text:style-name="P29"><text:span text:style-name="T6">Démontrer que la droite</text:span><text:span text:style-name="T18"><draw:frame draw:style-name="fr2" draw:name="Object17" text:anchor-type="as-char" svg:y="-0.377cm" svg:width="0.547cm" svg:height="0.467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d’équation</text:span><text:span text:style-name="T6"><draw:frame draw:style-name="fr2" draw:name="Object16" text:anchor-type="as-char" svg:y="-0.377cm" svg:width="1.94cm" svg:height="0.46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est une asymptote de la courbe</text:span><text:span text:style-name="T6"><draw:frame draw:style-name="fr2" draw:name="Object15" text:anchor-type="as-char" svg:y="-0.377cm" svg:width="0.506cm" svg:height="0.467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.</text:span></text:p>
          <text:p text:style-name="P36"/>
        </text:list-item>
        <text:list-item>
          <text:p text:style-name="P30"><text:span text:style-name="T6">Étudier la position relative de</text:span><text:span text:style-name="T6"><draw:frame draw:style-name="fr2" draw:name="Object18" text:anchor-type="as-char" svg:y="-0.377cm" svg:width="0.506cm" svg:height="0.467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et</text:span><text:span text:style-name="T6"><draw:frame draw:style-name="fr2" draw:name="Object19" text:anchor-type="as-char" svg:y="-0.377cm" svg:width="0.547cm" svg:height="0.467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.</text:span></text:p>
          <text:p text:style-name="P36"/>
        </text:list-item>
        <text:list-item>
          <text:p text:style-name="P26"><text:span text:style-name="T6">Calculer</text:span><text:span text:style-name="T6"><draw:frame draw:style-name="fr2" draw:name="Object6" text:anchor-type="as-char" svg:y="-0.386cm" svg:width="1.145cm" svg:height="0.508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.</text:span></text:p>
          <text:p text:style-name="P33"/>
        </text:list-item>
        <text:list-item>
          <text:p text:style-name="P26"><text:span text:style-name="T6">Vérifier que pour tout</text:span><text:span text:style-name="T6"><draw:frame draw:style-name="fr2" draw:name="Object8" text:anchor-type="as-char" svg:y="-0.377cm" svg:width="0.432cm" svg:height="0.46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réel :</text:span></text:p>
          <text:p text:style-name="P24"><text:span text:style-name="T6"><draw:frame draw:style-name="fr2" draw:name="Object7" text:anchor-type="as-char" svg:y="-0.67cm" svg:width="4.145cm" svg:height="1.10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.</text:span></text:p>
          <text:p text:style-name="P35"/>
        </text:list-item>
        <text:list-item>
          <text:p text:style-name="P31"><text:span text:style-name="T6">Déduire de la question précédente le signe de</text:span><text:span text:style-name="T6"><draw:frame draw:style-name="fr2" draw:name="Object20" text:anchor-type="as-char" svg:y="-0.386cm" svg:width="1.145cm" svg:height="0.508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">sur</text:span><text:span text:style-name="T6"><draw:frame draw:style-name="fr2" draw:name="Object21" text:anchor-type="as-char" svg:y="-0.295cm" svg:width="0.526cm" svg:height="0.385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.</text:span></text:p>
        </text:list-item>
      </text:list>
      <text:p text:style-name="P34"/>
      <text:list xml:id="list161857661741483" text:continue-numbering="true" text:style-name="L4">
        <text:list-item>
          <text:p text:style-name="P32"><text:span text:style-name="T6">Établir le tableau de variation de</text:span><text:span text:style-name="T6"><draw:frame draw:style-name="fr2" draw:name="Object9" text:anchor-type="as-char" svg:y="-0.377cm" svg:width="0.404cm" svg:height="0.467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6">.</text:span></text:p>
          <text:p text:style-name="P32"><text:span text:style-name="T22"/></text:p>
          <text:p text:style-name="P32"><text:span text:style-name="T22">U</text:span><text:span text:style-name="T23">n logiciel de calcul formel fournit le développement limité, en 0, à l’ordre 2 de</text:span><text:span text:style-name="T23"><draw:frame draw:style-name="fr2" draw:name="Object10" text:anchor-type="as-char" svg:y="-0.377cm" svg:width="0.404cm" svg:height="0.467cm" draw:z-index="2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 :</text:span></text:p>
          <text:p text:style-name="P7"><text:span text:style-name="T6"/></text:p>
          <text:p text:style-name="P8"><text:span text:style-name="T6"><draw:frame draw:style-name="fr2" draw:name="Object11" text:anchor-type="as-char" svg:y="-0.619cm" svg:width="4.283cm" svg:height="0.998cm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<text:s text:c="2"/>avec <text:s/></text:span><text:span text:style-name="T6"><draw:frame draw:style-name="fr3" draw:name="Object22" text:anchor-type="as-char" svg:y="-0.386cm" svg:width="2.223cm" svg:height="0.758cm" draw:z-index="25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9"><text:span text:style-name="T8"/></text:p>
      <text:list xml:id="list161858774347554" text:continue-numbering="true" text:style-name="L4">
        <text:list-item>
          <text:p text:style-name="P10"><text:span text:style-name="T6">En déduire une équation </text:span><text:span text:style-name="T9">de la tangente</text:span><text:span text:style-name="T9"><draw:frame draw:style-name="fr2" draw:name="Object23" text:anchor-type="as-char" svg:y="-0.377cm" svg:width="0.482cm" svg:height="0.467cm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">à la courbe</text:span><text:span text:style-name="T9"><draw:frame draw:style-name="fr2" draw:name="Object24" text:anchor-type="as-char" svg:y="-0.377cm" svg:width="0.506cm" svg:height="0.467cm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">en son point d’abscisse 0 </text:span><text:span text:style-name="T6">et la position relative de</text:span><text:span text:style-name="T6"><draw:frame draw:style-name="fr2" draw:name="Object25" text:anchor-type="as-char" svg:y="-0.377cm" svg:width="0.506cm" svg:height="0.467cm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">et</text:span><text:span text:style-name="T6"><draw:frame draw:style-name="fr2" draw:name="Object26" text:anchor-type="as-char" svg:y="-0.377cm" svg:width="0.482cm" svg:height="0.467cm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">au voisinage de ce point.</text:span></text:p>
          <text:p text:style-name="P10"><text:span text:style-name="T6"/></text:p>
        </text:list-item>
        <text:list-item>
          <text:p text:style-name="P10"><text:span text:style-name="T6">Illustrer par un schéma cette situation </text:span><text:span text:style-name="T11">en traçant la courbe</text:span><text:span text:style-name="T11"><draw:frame draw:style-name="fr2" draw:name="Object51" text:anchor-type="as-char" svg:y="-0.377cm" svg:width="0.506cm" svg:height="0.467cm" draw:z-index="5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1">et la droite</text:span><text:span text:style-name="T11"><draw:frame draw:style-name="fr2" draw:name="Object52" text:anchor-type="as-char" svg:y="-0.377cm" svg:width="0.482cm" svg:height="0.467cm" draw:z-index="5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6">.</text:span></text:p>
        </text:list-item>
      </text:list>
      <text:p text:style-name="P11"><text:span text:style-name="T6"/></text:p>
      <text:p text:style-name="P15"><text:span text:style-name="T17"/></text:p>
      <text:p text:style-name="P14"/>
      <text:p text:style-name="P14"><text:soft-page-break/><text:span text:style-name="T12">EXERCICE </text:span><text:span text:style-name="T14">2</text:span><text:span text:style-name="T15"> : </text:span><text:span text:style-name="T17">(10 points)</text:span></text:p>
      <text:p text:style-name="P38"/>
      <text:p text:style-name="P16"><text:span text:style-name="T19">Soit</text:span><draw:frame draw:style-name="fr2" draw:name="Object27" text:anchor-type="as-char" svg:y="-0.377cm" svg:width="0.404cm" svg:height="0.467cm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la fonction <text:span text:style-name="T19">définie sur</text:span><text:span text:style-name="T19"><draw:frame draw:style-name="fr3" draw:name="Object28" text:anchor-type="as-char" svg:y="-0.377cm" svg:width="1.535cm" svg:height="0.482cm" draw:z-index="31"><draw:object xlink:href="./Object 28" xlink:type="simple" xlink:show="embed" xlink:actuate="onLoad"/><draw:image xlink:href="./ObjectReplacements/Object 28" xlink:type="simple" xlink:show="embed" xlink:actuate="onLoad"/></draw:frame></text:span><text:span text:style-name="T19">par :</text:span></text:p>
      <text:p text:style-name="P16"/>
      <text:p text:style-name="P17"><draw:frame draw:style-name="fr3" draw:name="Object29" text:anchor-type="as-char" svg:y="-0.437cm" svg:width="3.544cm" svg:height="0.557cm" draw:z-index="32"><draw:object xlink:href="./Object 29" xlink:type="simple" xlink:show="embed" xlink:actuate="onLoad"/><draw:image xlink:href="./ObjectReplacements/Object 29" xlink:type="simple" xlink:show="embed" xlink:actuate="onLoad"/></draw:frame>.</text:p>
      <text:p text:style-name="P17"/>
      <text:p text:style-name="P16">On note<draw:frame draw:style-name="fr2" draw:name="Object30" text:anchor-type="as-char" svg:y="-0.377cm" svg:width="0.506cm" svg:height="0.467cm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9">la</text:span><text:span text:style-name="T6"> courbe représentative </text:span><text:span text:style-name="T10">de</text:span><text:span text:style-name="T10"><draw:frame draw:style-name="fr2" draw:name="Object31" text:anchor-type="as-char" svg:y="-0.377cm" svg:width="0.404cm" svg:height="0.467cm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">dans un repère orthogonal.</text:span></text:p>
      <text:p text:style-name="P16"><text:span text:style-name="T6"/></text:p>
      <text:list xml:id="list1171923109" text:style-name="L7">
        <text:list-item>
          <text:p text:style-name="P18"><text:span text:style-name="T6">Déterminer la limite de</text:span><text:span text:style-name="T6"><draw:frame draw:style-name="fr2" draw:name="Object32" text:anchor-type="as-char" svg:y="-0.377cm" svg:width="0.404cm" svg:height="0.467cm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">en 0.</text:span></text:p>
          <text:p text:style-name="P18"><text:span text:style-name="T6"/></text:p>
        </text:list-item>
        <text:list-item>
          <text:p text:style-name="P19"><text:span text:style-name="T6">Interpréter graphiquement le résultat obtenu précédemment.</text:span></text:p>
          <text:p text:style-name="P19"><text:span text:style-name="T6"/></text:p>
        </text:list-item>
        <text:list-item>
          <text:p text:style-name="P19"><text:span text:style-name="T6">En observant que, sur</text:span><text:span text:style-name="T6"><draw:frame draw:style-name="fr3" draw:name="Object33" text:anchor-type="as-char" svg:y="-0.377cm" svg:width="1.535cm" svg:height="0.482cm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"> :</text:span></text:p>
          <text:p text:style-name="P19"><text:span text:style-name="T6"/></text:p>
          <text:p text:style-name="P22"><text:span text:style-name="T6"><draw:frame draw:style-name="fr3" draw:name="Object34" text:anchor-type="as-char" svg:y="-0.716cm" svg:width="4.411cm" svg:height="1.212cm" draw:z-index="37"><draw:object xlink:href="./Object 34" xlink:type="simple" xlink:show="embed" xlink:actuate="onLoad"/><draw:image xlink:href="./ObjectReplacements/Object 34" xlink:type="simple" xlink:show="embed" xlink:actuate="onLoad"/></draw:frame></text:span><text:span text:style-name="T6">,</text:span></text:p>
          <text:p text:style-name="P22"><text:span text:style-name="T6"/></text:p>
          <text:p text:style-name="P19"><text:span text:style-name="T6">déterminer la limite de</text:span><text:span text:style-name="T6"><draw:frame draw:style-name="fr2" draw:name="Object35" text:anchor-type="as-char" svg:y="-0.377cm" svg:width="0.404cm" svg:height="0.467cm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6">en</text:span><text:span text:style-name="T6"><draw:frame draw:style-name="fr3" draw:name="Object36" text:anchor-type="as-char" svg:y="-0.245cm" svg:width="0.79cm" svg:height="0.245cm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6">.</text:span></text:p>
          <text:p text:style-name="P19"><text:span text:style-name="T6"/></text:p>
        </text:list-item>
        <text:list-item>
          <text:p text:style-name="P19"><text:span text:style-name="T6">Calculer</text:span><text:span text:style-name="T6"><draw:frame draw:style-name="fr2" draw:name="Object37" text:anchor-type="as-char" svg:y="-0.386cm" svg:width="1.145cm" svg:height="0.508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6">où</text:span><text:span text:style-name="T6"><draw:frame draw:style-name="fr2" draw:name="Object38" text:anchor-type="as-char" svg:y="-0.377cm" svg:width="0.564cm" svg:height="0.467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6">désigne la dérivée de</text:span><text:span text:style-name="T6"><draw:frame draw:style-name="fr2" draw:name="Object39" text:anchor-type="as-char" svg:y="-0.377cm" svg:width="0.404cm" svg:height="0.467cm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6">.</text:span></text:p>
          <text:p text:style-name="P19"><text:span text:style-name="T6"/></text:p>
        </text:list-item>
        <text:list-item>
          <text:p text:style-name="P19"><text:span text:style-name="T6">Étudier le signe de</text:span><text:span text:style-name="T6"><draw:frame draw:style-name="fr2" draw:name="Object40" text:anchor-type="as-char" svg:y="-0.386cm" svg:width="1.145cm" svg:height="0.508cm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6">sur</text:span><text:span text:style-name="T6"><draw:frame draw:style-name="fr3" draw:name="Object41" text:anchor-type="as-char" svg:y="-0.377cm" svg:width="1.535cm" svg:height="0.482cm" draw:z-index="44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6">et établir le tableau de variations de</text:span><text:span text:style-name="T6"><draw:frame draw:style-name="fr2" draw:name="Object42" text:anchor-type="as-char" svg:y="-0.377cm" svg:width="0.404cm" svg:height="0.467cm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6">.</text:span></text:p>
          <text:p text:style-name="P19"><text:span text:style-name="T6"/></text:p>
        </text:list-item>
        <text:list-item>
          <text:p text:style-name="P19"><text:span text:style-name="T6">Déterminer l’équation réduite de la tangente</text:span><text:span text:style-name="T6"><draw:frame draw:style-name="fr2" draw:name="Object43" text:anchor-type="as-char" svg:y="-0.377cm" svg:width="0.482cm" svg:height="0.467cm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6">à la courbe</text:span><text:span text:style-name="T6"><draw:frame draw:style-name="fr2" draw:name="Object44" text:anchor-type="as-char" svg:y="-0.377cm" svg:width="0.506cm" svg:height="0.467cm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">en son point d’abscisse 1.</text:span></text:p>
          <text:p text:style-name="P19"><text:span text:style-name="T6"/></text:p>
        </text:list-item>
        <text:list-item>
          <text:p text:style-name="P19"><text:span text:style-name="T6">Vérifier que 1 est solution de l’équation :</text:span></text:p>
          <text:p text:style-name="P19"><text:span text:style-name="T6"/></text:p>
          <text:p text:style-name="P22"><text:span text:style-name="T6"><draw:frame draw:style-name="fr3" draw:name="Object45" text:anchor-type="as-char" svg:y="-0.386cm" svg:width="1.549cm" svg:height="0.508cm" draw:z-index="48"><draw:object xlink:href="./Object 45" xlink:type="simple" xlink:show="embed" xlink:actuate="onLoad"/><draw:image xlink:href="./ObjectReplacements/Object 45" xlink:type="simple" xlink:show="embed" xlink:actuate="onLoad"/></draw:frame></text:span><text:span text:style-name="T6">.</text:span></text:p>
          <text:p text:style-name="P22"><text:span text:style-name="T6"/></text:p>
        </text:list-item>
        <text:list-item>
          <text:p text:style-name="P20"><text:span text:style-name="T6">Justifier que l’équation</text:span><text:span text:style-name="T6"><draw:frame draw:style-name="fr3" draw:name="Object46" text:anchor-type="as-char" svg:y="-0.386cm" svg:width="1.549cm" svg:height="0.508cm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6">admet une autre solution, notée</text:span><text:span text:style-name="T6"><draw:frame draw:style-name="fr3" draw:name="Object47" text:anchor-type="as-char" svg:y="-0.215cm" svg:width="0.482cm" svg:height="0.242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6">, appartenant </text:span><text:span text:style-name="T11">à l’intervalle</text:span><text:span text:style-name="T6"><draw:frame draw:style-name="fr3" draw:name="Object48" text:anchor-type="as-char" svg:y="-0.377cm" svg:width="1.81cm" svg:height="0.482cm" draw:z-index="51"><draw:object xlink:href="./Object 48" xlink:type="simple" xlink:show="embed" xlink:actuate="onLoad"/><draw:image xlink:href="./ObjectReplacements/Object 48" xlink:type="simple" xlink:show="embed" xlink:actuate="onLoad"/></draw:frame></text:span><text:span text:style-name="T6">.</text:span></text:p>
          <text:p text:style-name="P20"><text:span text:style-name="T11"/></text:p>
        </text:list-item>
        <text:list-item>
          <text:p text:style-name="P20"><text:span text:style-name="T11">À l’aide d’un tableau de valeurs de</text:span><text:span text:style-name="T11"><draw:frame draw:style-name="fr2" draw:name="Object49" text:anchor-type="as-char" svg:y="-0.377cm" svg:width="0.404cm" svg:height="0.467cm" draw:z-index="52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1">obtenue à la calculatrice, déterminer une valeur décimale approchée à 10</text:span><text:span text:style-name="T20">-2</text:span><text:span text:style-name="T16"> prés de</text:span><text:span text:style-name="T16"><draw:frame draw:style-name="fr3" draw:name="Object50" text:anchor-type="as-char" svg:y="-0.215cm" svg:width="0.482cm" svg:height="0.242cm" draw:z-index="5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6">.</text:span><text:span text:style-name="T6"> <text:s/></text:span></text:p>
          <text:p text:style-name="P23"><text:span text:style-name="T6"/></text:p>
        </text:list-item>
        <text:list-item>
          <text:p text:style-name="P12"><text:span text:style-name="T6">Illustrer par un schéma cette situation </text:span><text:span text:style-name="T11">en traçant la courbe</text:span><text:span text:style-name="T11"><draw:frame draw:style-name="fr2" draw:name="Object53" text:anchor-type="as-char" svg:y="-0.377cm" svg:width="0.506cm" svg:height="0.467cm" draw:z-index="56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">et la droite d’équation</text:span><text:span text:style-name="T11"><draw:frame draw:style-name="fr3" draw:name="Object54" text:anchor-type="as-char" svg:y="-0.377cm" svg:width="1.617cm" svg:height="0.467cm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11">.</text:span></text:p>
          <text:p text:style-name="P22"><text:span text:style-name="T6"/></text:p>
        </text:list-item>
      </text:list>
      <text:p text:style-name="P21"><text:span text:style-name="T6"/></text:p>
      <text:p text:style-name="P21"><text:span text:style-name="T6"/></text:p>
      <text:list xml:id="list161857869017241" text:continue-numbering="true" text:style-name="L7">
        <text:list-header>
          <text:p text:style-name="P19"><text:span text:style-name="T6"><text:s text:c="4"/></text:span></text:p>
          <text:p text:style-name="P22"><text:span text:style-name="T6"><text:s text:c="3"/></text:span></text:p>
        </text:list-header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bb938" style:font-weight-asian="bold"/>
    </style:style>
    <style:style style:name="MT5" style:family="text">
      <style:text-properties fo:font-weight="bold" officeooo:rsid="001f59b9" style:font-weight-asian="bold"/>
    </style:style>
    <style:style style:name="MT6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U</text:span></text:p>
        <text:p text:style-name="MP1"><text:span text:style-name="MT3"><text:tab/>Date : </text:span><text:span text:style-name="MT5">0</text:span><text:span text:style-name="MT4">7/0</text:span><text:span text:style-name="MT5">5</text:span><text:span text:style-name="MT4">/2020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5-05T16:18:56.648932918</dc:date>
    <meta:print-date>2013-10-04T16:12:00</meta:print-date>
    <meta:editing-cycles>30</meta:editing-cycles>
    <meta:editing-duration>PT3H54S</meta:editing-duration>
    <meta:generator>LibreOffice/6.0.7.3$Linux_X86_64 LibreOffice_project/00m0$Build-3</meta:generator>
    <meta:document-statistic meta:table-count="0" meta:image-count="1" meta:object-count="54" meta:page-count="2" meta:paragraph-count="44" meta:word-count="263" meta:character-count="1574" meta:non-whitespace-character-count="1349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-infinity } f( x ) </annotation>
  </semantics>
</math>
</file>

<file path=Object 11/content.xml><?xml version="1.0" encoding="utf-8"?>
<math xmlns="http://www.w3.org/1998/Math/MathML" display="block">
  <semantics>
    <mi>D</mi>
    <annotation encoding="StarMath 5.0">D</annotation>
  </semantics>
</math>
</file>

<file path=Object 12/content.xml><?xml version="1.0" encoding="utf-8"?>
<math xmlns="http://www.w3.org/1998/Math/MathML" display="block">
  <semantics>
    <mrow>
      <mi>y</mi>
      <mo stretchy="false">=</mo>
      <mrow>
        <mrow>
          <mo stretchy="false">−</mo>
          <mi>x</mi>
        </mrow>
        <mo stretchy="false">−</mo>
        <mn>2</mn>
      </mrow>
    </mrow>
    <annotation encoding="StarMath 5.0">y=-x-2</annotation>
  </semantics>
</math>
</file>

<file path=Object 13/content.xml><?xml version="1.0" encoding="utf-8"?>
<math xmlns="http://www.w3.org/1998/Math/MathML" display="block">
  <semantics>
    <mi>C</mi>
    <annotation encoding="StarMath 5.0">C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i>D</mi>
    <annotation encoding="StarMath 5.0">D</annotation>
  </semantics>
</math>
</file>

<file path=Object 16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x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o fence="true" stretchy="tru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true">)</mo>
      </mrow>
      <mrow>
        <mo fence="true" stretchy="true">(</mo>
        <mrow>
          <mrow>
            <msup>
              <mi mathvariant="normal">e</mi>
              <mi>x</mi>
            </msup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f'( x ) = 2 left ( func e^{x}+1  right )left ( func e^{x}-1 over 2  right ) </annotation>
  </semantics>
</math>
</file>

<file path=Object 19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x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+</mo>
        <mfrac>
          <mn>5</mn>
          <mn>2</mn>
        </mfrac>
      </mrow>
      <mrow>
        <msup>
          <mi>x</mi>
          <mn>2</mn>
        </msup>
        <mo stretchy="false">+</mo>
        <msup>
          <mi>x</mi>
          <mn>2</mn>
        </msup>
      </mrow>
      <mi>ϵ</mi>
      <mrow>
        <mo fence="true" stretchy="false">(</mo>
        <mrow>
          <mi>x</mi>
        </mrow>
        <mo fence="true" stretchy="false">)</mo>
      </mrow>
    </mrow>
    <annotation encoding="StarMath 5.0">f( x ) = 2 x + 5 over 2 x^2 + x^2 %epsilon ( x )</annotation>
  </semantics>
</math>
</file>

<file path=Object 20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ϵ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-&gt;0} %epsilon( x ) = 0</annotation>
  </semantics>
</math>
</file>

<file path=Object 23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i>C</mi>
    <annotation encoding="StarMath 5.0">C</annotation>
  </semantics>
</math>
</file>

<file path=Object 25/content.xml><?xml version="1.0" encoding="utf-8"?>
<math xmlns="http://www.w3.org/1998/Math/MathML" display="block">
  <semantics>
    <mi>C</mi>
    <annotation encoding="StarMath 5.0">C</annotation>
  </semantics>
</math>
</file>

<file path=Object 26/content.xml><?xml version="1.0" encoding="utf-8"?>
<math xmlns="http://www.w3.org/1998/Math/MathML" display="block">
  <semantics>
    <mi>T</mi>
    <annotation encoding="StarMath 5.0">T</annotation>
  </semantics>
</math>
</file>

<file path=Object 27/content.xml><?xml version="1.0" encoding="utf-8"?>
<math xmlns="http://www.w3.org/1998/Math/MathML" display="block">
  <semantics>
    <mi>f</mi>
    <annotation encoding="StarMath 5.0">f</annotation>
  </semantics>
</math>
</file>

<file path=Object 28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0;+infinity\[   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1</mn>
          <mo stretchy="false">−</mo>
          <mi>ln</mi>
        </mrow>
      </mrow>
      <mrow>
        <mo fence="true" stretchy="false">(</mo>
        <mrow>
          <mi>x</mi>
        </mrow>
        <mo fence="true" stretchy="false">)</mo>
      </mrow>
    </mrow>
    <annotation encoding="StarMath 5.0">f( x ) = x^2 -1 -ln( x )</annotation>
  </semantics>
</math>
</file>

<file path=Object 3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i>f</mi>
    <annotation encoding="StarMath 5.0">f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0;+infinity\[   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true">(</mo>
        <mrow>
          <mrow>
            <mn>1</mn>
            <mo stretchy="false">−</mo>
            <mfrac>
              <mn>1</mn>
              <msup>
                <mi>x</mi>
                <mn>2</mn>
              </msup>
            </mfrac>
            <mo stretchy="false">−</mo>
            <mfrac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sup>
                <mi>x</mi>
                <mn>2</mn>
              </msup>
            </mfrac>
          </mrow>
        </mrow>
        <mo fence="true" stretchy="true">)</mo>
      </mrow>
    </mrow>
    <annotation encoding="StarMath 5.0">f( x ) = x^2 left ( 1-1 over x^2 -{ln(x)} over x^2 right ) 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row>
      <mo stretchy="false">+</mo>
      <mi mathvariant="normal">∞</mi>
    </mrow>
    <annotation encoding="StarMath 5.0">+infinity </annotation>
  </semantics>
</math>
</file>

<file path=Object 37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38/content.xml><?xml version="1.0" encoding="utf-8"?>
<math xmlns="http://www.w3.org/1998/Math/MathML" display="block">
  <semantics>
    <mrow>
      <mi>f</mi>
      <mi>'</mi>
    </mrow>
    <annotation encoding="StarMath 5.0">f'</annotation>
  </semantics>
</math>
</file>

<file path=Object 39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i mathvariant="normal">ℝ</mi>
    <annotation encoding="StarMath 5.0">setR </annotation>
  </semantics>
</math>
</file>

<file path=Object 40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 x )</annotation>
  </semantics>
</math>
</file>

<file path=Object 41/content.xml><?xml version="1.0" encoding="utf-8"?>
<math xmlns="http://www.w3.org/1998/Math/MathML" display="block">
  <semantics>
    <mrow>
      <mo stretchy="false">]</mo>
      <mn>0</mn>
      <mrow>
        <mi>;</mi>
        <mo stretchy="false">+</mo>
        <mi mathvariant="normal">∞</mi>
      </mrow>
      <mo stretchy="false">[</mo>
    </mrow>
    <annotation encoding="StarMath 5.0">\]0;+infinity\[   </annotation>
  </semantics>
</math>
</file>

<file path=Object 42/content.xml><?xml version="1.0" encoding="utf-8"?>
<math xmlns="http://www.w3.org/1998/Math/MathML" display="block">
  <semantics>
    <mi>f</mi>
    <annotation encoding="StarMath 5.0">f</annotation>
  </semantics>
</math>
</file>

<file path=Object 43/content.xml><?xml version="1.0" encoding="utf-8"?>
<math xmlns="http://www.w3.org/1998/Math/MathML" display="block">
  <semantics>
    <mi>T</mi>
    <annotation encoding="StarMath 5.0">T</annotation>
  </semantics>
</math>
</file>

<file path=Object 44/content.xml><?xml version="1.0" encoding="utf-8"?>
<math xmlns="http://www.w3.org/1998/Math/MathML" display="block">
  <semantics>
    <mi>C</mi>
    <annotation encoding="StarMath 5.0">C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 = 0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 = 0</annotation>
  </semantics>
</math>
</file>

<file path=Object 47/content.xml><?xml version="1.0" encoding="utf-8"?>
<math xmlns="http://www.w3.org/1998/Math/MathML" display="block">
  <semantics>
    <mi>α</mi>
    <annotation encoding="StarMath 5.0">%alpha</annotation>
  </semantics>
</math>
</file>

<file path=Object 48/content.xml><?xml version="1.0" encoding="utf-8"?>
<math xmlns="http://www.w3.org/1998/Math/MathML" display="block">
  <semantics>
    <mrow>
      <mo fence="true" stretchy="false">[</mo>
      <mrow>
        <mrow>
          <mn>0,4</mn>
          <mi>;</mi>
          <mn>0,6</mn>
        </mrow>
      </mrow>
      <mo fence="true" stretchy="false">]</mo>
    </mrow>
    <annotation encoding="StarMath 5.0">[ 0,4;0,6 ]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normal">e</mi>
            <mrow>
              <mn>2</mn>
              <mi>x</mi>
            </mrow>
          </msup>
          <mo stretchy="false">+</mo>
          <msup>
            <mi mathvariant="normal">e</mi>
            <mi>x</mi>
          </msup>
          <mo stretchy="false">−</mo>
          <mi>x</mi>
          <mo stretchy="false">−</mo>
          <mn>2</mn>
        </mrow>
      </mrow>
    </mrow>
    <annotation encoding="StarMath 5.0">f( x ) = func e^{2x} + func e^{ x } -x -2 </annotation>
  </semantics>
</math>
</file>

<file path=Object 50/content.xml><?xml version="1.0" encoding="utf-8"?>
<math xmlns="http://www.w3.org/1998/Math/MathML" display="block">
  <semantics>
    <mi>α</mi>
    <annotation encoding="StarMath 5.0">%alpha</annotation>
  </semantics>
</math>
</file>

<file path=Object 51/content.xml><?xml version="1.0" encoding="utf-8"?>
<math xmlns="http://www.w3.org/1998/Math/MathML" display="block">
  <semantics>
    <mi>C</mi>
    <annotation encoding="StarMath 5.0">C</annotation>
  </semantics>
</math>
</file>

<file path=Object 52/content.xml><?xml version="1.0" encoding="utf-8"?>
<math xmlns="http://www.w3.org/1998/Math/MathML" display="block">
  <semantics>
    <mi>T</mi>
    <annotation encoding="StarMath 5.0">T</annotation>
  </semantics>
</math>
</file>

<file path=Object 53/content.xml><?xml version="1.0" encoding="utf-8"?>
<math xmlns="http://www.w3.org/1998/Math/MathML" display="block">
  <semantics>
    <mi>C</mi>
    <annotation encoding="StarMath 5.0">C</annotation>
  </semantics>
</math>
</file>

<file path=Object 54/content.xml><?xml version="1.0" encoding="utf-8"?>
<math xmlns="http://www.w3.org/1998/Math/MathML" display="block">
  <semantics>
    <mrow>
      <mi>y</mi>
      <mo stretchy="false">=</mo>
      <mrow>
        <mi>x</mi>
        <mo stretchy="false">−</mo>
        <mn>1</mn>
      </mrow>
    </mrow>
    <annotation encoding="StarMath 5.0">y=x-1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8/content.xml><?xml version="1.0" encoding="utf-8"?>
<math xmlns="http://www.w3.org/1998/Math/MathML" display="block">
  <semantics>
    <msup>
      <mi>e</mi>
      <mi>x</mi>
    </msup>
    <annotation encoding="StarMath 5.0">e^x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